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23.54pt" svg:height="427.32pt" svg:x="167.78pt" svg:y="56.13pt">
            <loext:p draw:notify-on-update-of-ranges="Sheet1.B1:Sheet1.B8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51168" calcext:value-type="float">
            <text:p>51168</text:p>
          </table:table-cell>
          <table:table-cell table:formula="of:=(1/([.A1]/1000000))/256 *60" office:value-type="float" office:value="4.58049953095685" calcext:value-type="float">
            <text:p>4.580499531</text:p>
          </table:table-cell>
          <table:table-cell table:number-columns-repeated="2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3528" calcext:value-type="float">
            <text:p>13528</text:p>
          </table:table-cell>
          <table:table-cell table:formula="of:=(1/([.A2]/1000000))/256 *60" office:value-type="float" office:value="17.3251774098167" calcext:value-type="float">
            <text:p>17.3251774098</text:p>
          </table:table-cell>
          <table:table-cell table:number-columns-repeated="2"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(1/([.A3]/1000000))/256 *60" office:value-type="float" office:value="160.971840659341" calcext:value-type="float">
            <text:p>160.9718406593</text:p>
          </table:table-cell>
          <table:table-cell table:number-columns-repeated="2"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1/([.A4]/1000000))/256 *60" office:value-type="float" office:value="237.221659919028" calcext:value-type="float">
            <text:p>237.221659919</text:p>
          </table:table-cell>
          <table:table-cell table:number-columns-repeated="2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1/([.A5]/1000000))/256 *60" office:value-type="float" office:value="284.43567961165" calcext:value-type="float">
            <text:p>284.4356796117</text:p>
          </table:table-cell>
          <table:table-cell table:number-columns-repeated="2"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1/([.A6]/1000000))/256 *60" office:value-type="float" office:value="334.821428571429" calcext:value-type="float">
            <text:p>334.8214285714</text:p>
          </table:table-cell>
          <table:table-cell table:number-columns-repeated="2"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1/([.A7]/1000000))/256 *60" office:value-type="float" office:value="366.2109375" calcext:value-type="float">
            <text:p>366.2109375</text:p>
          </table:table-cell>
          <table:table-cell table:number-columns-repeated="2"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1/([.A8]/1000000))/256 *60" office:value-type="float" office:value="385.485197368421" calcext:value-type="float">
            <text:p>385.4851973684</text:p>
          </table:table-cell>
          <table:table-cell table:number-columns-repeated="2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1/([.A9]/1000000))/256 *60" office:value-type="float" office:value="398.59693877551" calcext:value-type="float">
            <text:p>398.5969387755</text:p>
          </table:table-cell>
          <table:table-cell table:number-columns-repeated="2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1/([.A10]/1000000))/256 *60" office:value-type="float" office:value="421.537769784173" calcext:value-type="float">
            <text:p>421.5377697842</text:p>
          </table:table-cell>
          <table:table-cell table:number-columns-repeated="2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1/([.A11]/1000000))/256 *60" office:value-type="float" office:value="434.027777777778" calcext:value-type="float">
            <text:p>434.0277777778</text:p>
          </table:table-cell>
          <table:table-cell table:number-columns-repeated="2"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12]/1000000))/256 *60" office:value-type="float" office:value="437.266791044776" calcext:value-type="float">
            <text:p>437.2667910448</text:p>
          </table:table-cell>
          <table:table-cell table:number-columns-repeated="2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1/([.A13]/1000000))/256 *60" office:value-type="float" office:value="427.691605839416" calcext:value-type="float">
            <text:p>427.6916058394</text:p>
          </table:table-cell>
          <table:table-cell table:number-columns-repeated="2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14]/1000000))/256 *60" office:value-type="float" office:value="424.592391304348" calcext:value-type="float">
            <text:p>424.5923913043</text:p>
          </table:table-cell>
          <table:table-cell table:number-columns-repeated="2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1/([.A15]/1000000))/256 *60" office:value-type="float" office:value="430.836397058824" calcext:value-type="float">
            <text:p>430.8363970588</text:p>
          </table:table-cell>
          <table:table-cell table:number-columns-repeated="2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16]/1000000))/256 *60" office:value-type="float" office:value="450.721153846154" calcext:value-type="float">
            <text:p>450.7211538462</text:p>
          </table:table-cell>
          <table:table-cell table:number-columns-repeated="2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1/([.A17]/1000000))/256 *60" office:value-type="float" office:value="457.763671875" calcext:value-type="float">
            <text:p>457.763671875</text:p>
          </table:table-cell>
          <table:table-cell table:number-columns-repeated="2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1/([.A18]/1000000))/256 *60" office:value-type="float" office:value="450.721153846154" calcext:value-type="float">
            <text:p>450.7211538462</text:p>
          </table:table-cell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1/([.A19]/1000000))/256 *60" office:value-type="float" office:value="424.592391304348" calcext:value-type="float">
            <text:p>424.5923913043</text:p>
          </table:table-cell>
          <table:table-cell table:number-columns-repeated="2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20]/1000000))/256 *60" office:value-type="float" office:value="412.632042253521" calcext:value-type="float">
            <text:p>412.6320422535</text:p>
          </table:table-cell>
          <table:table-cell table:number-columns-repeated="2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1/([.A21]/1000000))/256 *60" office:value-type="float" office:value="418.526785714286" calcext:value-type="float">
            <text:p>418.5267857143</text:p>
          </table:table-cell>
          <table:table-cell table:number-columns-repeated="2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22]/1000000))/256 *60" office:value-type="float" office:value="412.632042253521" calcext:value-type="float">
            <text:p>412.6320422535</text:p>
          </table:table-cell>
          <table:table-cell table:number-columns-repeated="2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1/([.A23]/1000000))/256 *60" office:value-type="float" office:value="388.038079470199" calcext:value-type="float">
            <text:p>388.0380794702</text:p>
          </table:table-cell>
          <table:table-cell table:number-columns-repeated="2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24]/1000000))/256 *60" office:value-type="float" office:value="370.846518987342" calcext:value-type="float">
            <text:p>370.8465189873</text:p>
          </table:table-cell>
          <table:table-cell table:number-columns-repeated="2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1/([.A25]/1000000))/256 *60" office:value-type="float" office:value="357.278963414634" calcext:value-type="float">
            <text:p>357.2789634146</text:p>
          </table:table-cell>
          <table:table-cell table:number-columns-repeated="2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1/([.A26]/1000000))/256 *60" office:value-type="float" office:value="350.860778443114" calcext:value-type="float">
            <text:p>350.8607784431</text:p>
          </table:table-cell>
          <table:table-cell table:number-columns-repeated="2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1/([.A27]/1000000))/256 *60" office:value-type="float" office:value="361.689814814815" calcext:value-type="float">
            <text:p>361.6898148148</text:p>
          </table:table-cell>
          <table:table-cell table:number-columns-repeated="2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1/([.A28]/1000000))/256 *60" office:value-type="float" office:value="370.846518987342" calcext:value-type="float">
            <text:p>370.8465189873</text:p>
          </table:table-cell>
          <table:table-cell table:number-columns-repeated="2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1/([.A29]/1000000))/256 *60" office:value-type="float" office:value="393.246644295302" calcext:value-type="float">
            <text:p>393.2466442953</text:p>
          </table:table-cell>
          <table:table-cell table:number-columns-repeated="2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1/([.A30]/1000000))/256 *60" office:value-type="float" office:value="412.632042253521" calcext:value-type="float">
            <text:p>412.6320422535</text:p>
          </table:table-cell>
          <table:table-cell table:number-columns-repeated="2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1/([.A31]/1000000))/256 *60" office:value-type="float" office:value="437.266791044776" calcext:value-type="float">
            <text:p>437.2667910448</text:p>
          </table:table-cell>
          <table:table-cell table:number-columns-repeated="2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1/([.A32]/1000000))/256 *60" office:value-type="float" office:value="476.371951219512" calcext:value-type="float">
            <text:p>476.3719512195</text:p>
          </table:table-cell>
          <table:table-cell table:number-columns-repeated="2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1/([.A33]/1000000))/256 *60" office:value-type="float" office:value="509.510869565218" calcext:value-type="float">
            <text:p>509.5108695652</text:p>
          </table:table-cell>
          <table:table-cell table:number-columns-repeated="2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1/([.A34]/1000000))/256 *60" office:value-type="float" office:value="547.605140186916" calcext:value-type="float">
            <text:p>547.6051401869</text:p>
          </table:table-cell>
          <table:table-cell table:number-columns-repeated="2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1/([.A35]/1000000))/256 *60" office:value-type="float" office:value="563.401442307692" calcext:value-type="float">
            <text:p>563.4014423077</text:p>
          </table:table-cell>
          <table:table-cell table:number-columns-repeated="2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1/([.A36]/1000000))/256 *60" office:value-type="float" office:value="616.776315789474" calcext:value-type="float">
            <text:p>616.7763157895</text:p>
          </table:table-cell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1/([.A37]/1000000))/256 *60" office:value-type="float" office:value="643.887362637363" calcext:value-type="float">
            <text:p>643.8873626374</text:p>
          </table:table-cell>
          <table:table-cell table:number-columns-repeated="2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1/([.A38]/1000000))/256 *60" office:value-type="float" office:value="697.544642857143" calcext:value-type="float">
            <text:p>697.5446428571</text:p>
          </table:table-cell>
          <table:table-cell table:number-columns-repeated="2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1/([.A39]/1000000))/256 *60" office:value-type="float" office:value="732.421875" calcext:value-type="float">
            <text:p>732.421875</text:p>
          </table:table-cell>
          <table:table-cell table:number-columns-repeated="2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1/([.A40]/1000000))/256 *60" office:value-type="float" office:value="760.957792207792" calcext:value-type="float">
            <text:p>760.9577922078</text:p>
          </table:table-cell>
          <table:table-cell table:number-columns-repeated="2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1/([.A41]/1000000))/256 *60" office:value-type="float" office:value="802.654109589041" calcext:value-type="float">
            <text:p>802.654109589</text:p>
          </table:table-cell>
          <table:table-cell table:number-columns-repeated="2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42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43]/1000000))/256 *60" office:value-type="float" office:value="849.184782608696" calcext:value-type="float">
            <text:p>849.1847826087</text:p>
          </table:table-cell>
          <table:table-cell table:number-columns-repeated="2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44]/1000000))/256 *60" office:value-type="float" office:value="861.672794117647" calcext:value-type="float">
            <text:p>861.6727941176</text:p>
          </table:table-cell>
          <table:table-cell table:number-columns-repeated="2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45]/1000000))/256 *60" office:value-type="float" office:value="861.672794117647" calcext:value-type="float">
            <text:p>861.6727941176</text:p>
          </table:table-cell>
          <table:table-cell table:number-columns-repeated="2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46]/1000000))/256 *60" office:value-type="float" office:value="874.533582089552" calcext:value-type="float">
            <text:p>874.5335820896</text:p>
          </table:table-cell>
          <table:table-cell table:number-columns-repeated="2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47]/1000000))/256 *60" office:value-type="float" office:value="874.533582089552" calcext:value-type="float">
            <text:p>874.5335820896</text:p>
          </table:table-cell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48]/1000000))/256 *60" office:value-type="float" office:value="849.184782608696" calcext:value-type="float">
            <text:p>849.1847826087</text:p>
          </table:table-cell>
          <table:table-cell table:number-columns-repeated="2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49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50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51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1/([.A52]/1000000))/256 *60" office:value-type="float" office:value="813.802083333333" calcext:value-type="float">
            <text:p>813.8020833333</text:p>
          </table:table-cell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1/([.A53]/1000000))/256 *60" office:value-type="float" office:value="825.264084507042" calcext:value-type="float">
            <text:p>825.264084507</text:p>
          </table:table-cell>
          <table:table-cell table:number-columns-repeated="2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54]/1000000))/256 *60" office:value-type="float" office:value="849.184782608696" calcext:value-type="float">
            <text:p>849.1847826087</text:p>
          </table:table-cell>
          <table:table-cell table:number-columns-repeated="2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55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56]/1000000))/256 *60" office:value-type="float" office:value="849.184782608696" calcext:value-type="float">
            <text:p>849.1847826087</text:p>
          </table:table-cell>
          <table:table-cell table:number-columns-repeated="2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57]/1000000))/256 *60" office:value-type="float" office:value="849.184782608696" calcext:value-type="float">
            <text:p>849.1847826087</text:p>
          </table:table-cell>
          <table:table-cell table:number-columns-repeated="2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58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1/([.A59]/1000000))/256 *60" office:value-type="float" office:value="837.053571428572" calcext:value-type="float">
            <text:p>837.0535714286</text:p>
          </table:table-cell>
          <table:table-cell table:number-columns-repeated="2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60]/1000000))/256 *60" office:value-type="float" office:value="861.672794117647" calcext:value-type="float">
            <text:p>861.6727941176</text:p>
          </table:table-cell>
          <table:table-cell table:number-columns-repeated="2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1/([.A61]/1000000))/256 *60" office:value-type="float" office:value="849.184782608696" calcext:value-type="float">
            <text:p>849.1847826087</text:p>
          </table:table-cell>
          <table:table-cell table:number-columns-repeated="2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62]/1000000))/256 *60" office:value-type="float" office:value="874.533582089552" calcext:value-type="float">
            <text:p>874.5335820896</text:p>
          </table:table-cell>
          <table:table-cell table:number-columns-repeated="2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1/([.A63]/1000000))/256 *60" office:value-type="float" office:value="861.672794117647" calcext:value-type="float">
            <text:p>861.6727941176</text:p>
          </table:table-cell>
          <table:table-cell table:number-columns-repeated="2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64]/1000000))/256 *60" office:value-type="float" office:value="901.442307692308" calcext:value-type="float">
            <text:p>901.4423076923</text:p>
          </table:table-cell>
          <table:table-cell table:number-columns-repeated="2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65]/1000000))/256 *60" office:value-type="float" office:value="874.533582089552" calcext:value-type="float">
            <text:p>874.5335820896</text:p>
          </table:table-cell>
          <table:table-cell table:number-columns-repeated="2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66]/1000000))/256 *60" office:value-type="float" office:value="874.533582089552" calcext:value-type="float">
            <text:p>874.5335820896</text:p>
          </table:table-cell>
          <table:table-cell table:number-columns-repeated="2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1/([.A67]/1000000))/256 *60" office:value-type="float" office:value="887.784090909091" calcext:value-type="float">
            <text:p>887.7840909091</text:p>
          </table:table-cell>
          <table:table-cell table:number-columns-repeated="2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1/([.A68]/1000000))/256 *60" office:value-type="float" office:value="874.533582089552" calcext:value-type="float">
            <text:p>874.5335820896</text:p>
          </table:table-cell>
          <table:table-cell table:number-columns-repeated="2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69]/1000000))/256 *60" office:value-type="float" office:value="901.442307692308" calcext:value-type="float">
            <text:p>901.4423076923</text:p>
          </table:table-cell>
          <table:table-cell table:number-columns-repeated="2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70]/1000000))/256 *60" office:value-type="float" office:value="901.442307692308" calcext:value-type="float">
            <text:p>901.4423076923</text:p>
          </table:table-cell>
          <table:table-cell table:number-columns-repeated="2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71]/1000000))/256 *60" office:value-type="float" office:value="901.442307692308" calcext:value-type="float">
            <text:p>901.4423076923</text:p>
          </table:table-cell>
          <table:table-cell table:number-columns-repeated="2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72]/1000000))/256 *60" office:value-type="float" office:value="915.52734375" calcext:value-type="float">
            <text:p>915.52734375</text:p>
          </table:table-cell>
          <table:table-cell table:number-columns-repeated="2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73]/1000000))/256 *60" office:value-type="float" office:value="901.442307692308" calcext:value-type="float">
            <text:p>901.4423076923</text:p>
          </table:table-cell>
          <table:table-cell table:number-columns-repeated="2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74]/1000000))/256 *60" office:value-type="float" office:value="915.52734375" calcext:value-type="float">
            <text:p>915.52734375</text:p>
          </table:table-cell>
          <table:table-cell table:number-columns-repeated="2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75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1/([.A76]/1000000))/256 *60" office:value-type="float" office:value="901.442307692308" calcext:value-type="float">
            <text:p>901.4423076923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77]/1000000))/256 *60" office:value-type="float" office:value="915.52734375" calcext:value-type="float">
            <text:p>915.52734375</text:p>
          </table:table-cell>
          <table:table-cell table:number-columns-repeated="2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78]/1000000))/256 *60" office:value-type="float" office:value="915.52734375" calcext:value-type="float">
            <text:p>915.52734375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79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1/([.A80]/1000000))/256 *60" office:value-type="float" office:value="915.52734375" calcext:value-type="float">
            <text:p>915.52734375</text:p>
          </table:table-cell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1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2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3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4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5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6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7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1/([.A88]/1000000))/256 *60" office:value-type="float" office:value="930.059523809524" calcext:value-type="float">
            <text:p>930.0595238095</text:p>
          </table:table-cell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89]/1000000))/256 *60" office:value-type="float" office:value="945.060483870968" calcext:value-type="float">
            <text:p>945.060483871</text:p>
          </table:table-cell>
          <table:table-cell table:number-columns-repeated="2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1/([.A90]/1000000))/256 *60" office:value-type="float" office:value="945.060483870968" calcext:value-type="float">
            <text:p>945.060483871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1/([.A91]/1000000))/256 *60" office:value-type="float" office:value="960.553278688525" calcext:value-type="float">
            <text:p>960.5532786885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92]/1000000))/256 *60" office:value-type="float" office:value="976.5625" calcext:value-type="float">
            <text:p>976.5625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1/([.A93]/1000000))/256 *60" office:value-type="float" office:value="976.5625" calcext:value-type="float">
            <text:p>976.5625</text:p>
          </table:table-cell>
          <table:table-cell table:number-columns-repeated="2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94]/1000000))/256 *60" office:value-type="float" office:value="993.114406779661" calcext:value-type="float">
            <text:p>993.1144067797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95]/1000000))/256 *60" office:value-type="float" office:value="993.114406779661" calcext:value-type="float">
            <text:p>993.1144067797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96]/1000000))/256 *60" office:value-type="float" office:value="993.114406779661" calcext:value-type="float">
            <text:p>993.1144067797</text:p>
          </table:table-cell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97]/1000000))/256 *60" office:value-type="float" office:value="1010.23706896552" calcext:value-type="float">
            <text:p>1010.2370689655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98]/1000000))/256 *60" office:value-type="float" office:value="993.114406779661" calcext:value-type="float">
            <text:p>993.1144067797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1/([.A99]/1000000))/256 *60" office:value-type="float" office:value="993.114406779661" calcext:value-type="float">
            <text:p>993.1144067797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00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01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02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03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04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105]/1000000))/256 *60" office:value-type="float" office:value="1010.23706896552" calcext:value-type="float">
            <text:p>1010.2370689655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106]/1000000))/256 *60" office:value-type="float" office:value="1085.06944444444" calcext:value-type="float">
            <text:p>1085.0694444445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107]/1000000))/256 *60" office:value-type="float" office:value="1046.31696428571" calcext:value-type="float">
            <text:p>1046.3169642857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08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09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10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11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12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13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114]/1000000))/256 *60" office:value-type="float" office:value="1046.31696428571" calcext:value-type="float">
            <text:p>1046.3169642857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1/([.A115]/1000000))/256 *60" office:value-type="float" office:value="1065.34090909091" calcext:value-type="float">
            <text:p>1065.3409090909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16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17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118]/1000000))/256 *60" office:value-type="float" office:value="1010.23706896552" calcext:value-type="float">
            <text:p>1010.237068965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19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120]/1000000))/256 *60" office:value-type="float" office:value="1010.23706896552" calcext:value-type="float">
            <text:p>1010.2370689655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121]/1000000))/256 *60" office:value-type="float" office:value="1010.23706896552" calcext:value-type="float">
            <text:p>1010.2370689655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1/([.A122]/1000000))/256 *60" office:value-type="float" office:value="1010.23706896552" calcext:value-type="float">
            <text:p>1010.2370689655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23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1/([.A124]/1000000))/256 *60" office:value-type="float" office:value="1027.96052631579" calcext:value-type="float">
            <text:p>1027.9605263158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125]/1000000))/256 *60" office:value-type="float" office:value="1046.31696428571" calcext:value-type="float">
            <text:p>1046.3169642857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1/([.A126]/1000000))/256 *60" office:value-type="float" office:value="1046.31696428571" calcext:value-type="float">
            <text:p>1046.3169642857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127]/1000000))/256 *60" office:value-type="float" office:value="1085.06944444444" calcext:value-type="float">
            <text:p>1085.0694444445</text:p>
          </table:table-cell>
          <table:table-cell table:number-columns-repeated="2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1/([.A128]/1000000))/256 *60" office:value-type="float" office:value="1085.06944444444" calcext:value-type="float">
            <text:p>1085.0694444445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1/([.A129]/1000000))/256 *60" office:value-type="float" office:value="1126.80288461538" calcext:value-type="float">
            <text:p>1126.8028846154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1/([.A130]/1000000))/256 *60" office:value-type="float" office:value="1171.875" calcext:value-type="float">
            <text:p>1171.87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131]/1000000))/256 *60" office:value-type="float" office:value="1195.79081632653" calcext:value-type="float">
            <text:p>1195.7908163265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132]/1000000))/256 *60" office:value-type="float" office:value="1195.79081632653" calcext:value-type="float">
            <text:p>1195.7908163265</text:p>
          </table:table-cell>
          <table:table-cell table:number-columns-repeated="2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1/([.A133]/1000000))/256 *60" office:value-type="float" office:value="1195.79081632653" calcext:value-type="float">
            <text:p>1195.7908163265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134]/1000000))/256 *60" office:value-type="float" office:value="1246.67553191489" calcext:value-type="float">
            <text:p>1246.6755319149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135]/1000000))/256 *60" office:value-type="float" office:value="1246.67553191489" calcext:value-type="float">
            <text:p>1246.6755319149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136]/1000000))/256 *60" office:value-type="float" office:value="1246.67553191489" calcext:value-type="float">
            <text:p>1246.6755319149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137]/1000000))/256 *60" office:value-type="float" office:value="1273.77717391304" calcext:value-type="float">
            <text:p>1273.7771739131</text:p>
          </table:table-cell>
          <table:table-cell table:number-columns-repeated="2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1/([.A138]/1000000))/256 *60" office:value-type="float" office:value="1246.67553191489" calcext:value-type="float">
            <text:p>1246.6755319149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139]/1000000))/256 *60" office:value-type="float" office:value="1273.77717391304" calcext:value-type="float">
            <text:p>1273.7771739131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140]/1000000))/256 *60" office:value-type="float" office:value="1302.08333333333" calcext:value-type="float">
            <text:p>1302.0833333333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1/([.A141]/1000000))/256 *60" office:value-type="float" office:value="1273.77717391304" calcext:value-type="float">
            <text:p>1273.7771739131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142]/1000000))/256 *60" office:value-type="float" office:value="1302.08333333333" calcext:value-type="float">
            <text:p>1302.0833333333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143]/1000000))/256 *60" office:value-type="float" office:value="1302.08333333333" calcext:value-type="float">
            <text:p>1302.0833333333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44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45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46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47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48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49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150]/1000000))/256 *60" office:value-type="float" office:value="1395.08928571429" calcext:value-type="float">
            <text:p>1395.0892857143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1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2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3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4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5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6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7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8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59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60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61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1/([.A162]/1000000))/256 *60" office:value-type="float" office:value="1302.08333333333" calcext:value-type="float">
            <text:p>1302.0833333333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63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64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65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66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67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1/([.A168]/1000000))/256 *60" office:value-type="float" office:value="1331.67613636364" calcext:value-type="float">
            <text:p>1331.6761363636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69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70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71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172]/1000000))/256 *60" office:value-type="float" office:value="1395.08928571429" calcext:value-type="float">
            <text:p>1395.0892857143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1/([.A173]/1000000))/256 *60" office:value-type="float" office:value="1362.64534883721" calcext:value-type="float">
            <text:p>1362.645348837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174]/1000000))/256 *60" office:value-type="float" office:value="1429.11585365854" calcext:value-type="float">
            <text:p>1429.1158536585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175]/1000000))/256 *60" office:value-type="float" office:value="1429.11585365854" calcext:value-type="float">
            <text:p>1429.1158536585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1/([.A176]/1000000))/256 *60" office:value-type="float" office:value="1395.08928571429" calcext:value-type="float">
            <text:p>1395.0892857143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1/([.A177]/1000000))/256 *60" office:value-type="float" office:value="1429.11585365854" calcext:value-type="float">
            <text:p>1429.1158536585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1/([.A178]/1000000))/256 *60" office:value-type="float" office:value="1464.84375" calcext:value-type="float">
            <text:p>1464.84375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179]/1000000))/256 *60" office:value-type="float" office:value="1502.40384615385" calcext:value-type="float">
            <text:p>1502.4038461539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180]/1000000))/256 *60" office:value-type="float" office:value="1502.40384615385" calcext:value-type="float">
            <text:p>1502.4038461539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1/([.A181]/1000000))/256 *60" office:value-type="float" office:value="1502.40384615385" calcext:value-type="float">
            <text:p>1502.4038461539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182]/1000000))/256 *60" office:value-type="float" office:value="1541.94078947368" calcext:value-type="float">
            <text:p>1541.9407894737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183]/1000000))/256 *60" office:value-type="float" office:value="1541.94078947368" calcext:value-type="float">
            <text:p>1541.9407894737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184]/1000000))/256 *60" office:value-type="float" office:value="1541.94078947368" calcext:value-type="float">
            <text:p>1541.9407894737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185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1/([.A186]/1000000))/256 *60" office:value-type="float" office:value="1541.94078947368" calcext:value-type="float">
            <text:p>1541.9407894737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187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188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189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190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191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192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193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194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19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196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19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19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19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0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0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0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0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1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1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1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1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1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215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1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21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1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219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22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2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2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3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3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3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3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3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3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3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3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3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3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4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24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4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4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4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24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246]/1000000))/256 *60" office:value-type="float" office:value="1831.0546875" calcext:value-type="float">
            <text:p>1831.0546875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247]/1000000))/256 *60" office:value-type="float" office:value="1831.0546875" calcext:value-type="float">
            <text:p>1831.0546875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24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249]/1000000))/256 *60" office:value-type="float" office:value="1831.0546875" calcext:value-type="float">
            <text:p>1831.0546875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25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51]/1000000))/256 *60" office:value-type="float" office:value="1953.125" calcext:value-type="float">
            <text:p>1953.125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52]/1000000))/256 *60" office:value-type="float" office:value="1953.125" calcext:value-type="float">
            <text:p>1953.125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53]/1000000))/256 *60" office:value-type="float" office:value="1953.125" calcext:value-type="float">
            <text:p>1953.12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54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255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1/([.A256]/1000000))/256 *60" office:value-type="float" office:value="2170.13888888889" calcext:value-type="float">
            <text:p>2170.1388888889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57]/1000000))/256 *60" office:value-type="float" office:value="1953.125" calcext:value-type="float">
            <text:p>1953.125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58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25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60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1]/1000000))/256 *60" office:value-type="float" office:value="1953.125" calcext:value-type="float">
            <text:p>1953.125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2]/1000000))/256 *60" office:value-type="float" office:value="1953.125" calcext:value-type="float">
            <text:p>1953.125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63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4]/1000000))/256 *60" office:value-type="float" office:value="1953.125" calcext:value-type="float">
            <text:p>1953.12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5]/1000000))/256 *60" office:value-type="float" office:value="1953.125" calcext:value-type="float">
            <text:p>1953.12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6]/1000000))/256 *60" office:value-type="float" office:value="1953.125" calcext:value-type="float">
            <text:p>1953.12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7]/1000000))/256 *60" office:value-type="float" office:value="1953.125" calcext:value-type="float">
            <text:p>1953.125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68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69]/1000000))/256 *60" office:value-type="float" office:value="1953.125" calcext:value-type="float">
            <text:p>1953.12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70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71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72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73]/1000000))/256 *60" office:value-type="float" office:value="1953.125" calcext:value-type="float">
            <text:p>1953.12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74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75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76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77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78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79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80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81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82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83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84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85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86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87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88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89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90]/1000000))/256 *60" office:value-type="float" office:value="1953.125" calcext:value-type="float">
            <text:p>1953.12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91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1/([.A292]/1000000))/256 *60" office:value-type="float" office:value="2092.63392857143" calcext:value-type="float">
            <text:p>2092.6339285714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29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94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95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96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97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298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299]/1000000))/256 *60" office:value-type="float" office:value="1953.125" calcext:value-type="float">
            <text:p>1953.125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0]/1000000))/256 *60" office:value-type="float" office:value="1953.125" calcext:value-type="float">
            <text:p>1953.12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301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2]/1000000))/256 *60" office:value-type="float" office:value="1953.125" calcext:value-type="float">
            <text:p>1953.12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0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4]/1000000))/256 *60" office:value-type="float" office:value="1953.125" calcext:value-type="float">
            <text:p>1953.12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5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6]/1000000))/256 *60" office:value-type="float" office:value="1953.125" calcext:value-type="float">
            <text:p>1953.12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7]/1000000))/256 *60" office:value-type="float" office:value="1953.125" calcext:value-type="float">
            <text:p>1953.12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08]/1000000))/256 *60" office:value-type="float" office:value="1953.125" calcext:value-type="float">
            <text:p>1953.125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0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0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1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2]/1000000))/256 *60" office:value-type="float" office:value="1953.125" calcext:value-type="float">
            <text:p>1953.12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1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1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5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6]/1000000))/256 *60" office:value-type="float" office:value="1953.125" calcext:value-type="float">
            <text:p>1953.12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7]/1000000))/256 *60" office:value-type="float" office:value="1953.125" calcext:value-type="float">
            <text:p>1953.12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1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19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20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21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2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323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2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25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26]/1000000))/256 *60" office:value-type="float" office:value="1953.125" calcext:value-type="float">
            <text:p>1953.12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27]/1000000))/256 *60" office:value-type="float" office:value="1953.125" calcext:value-type="float">
            <text:p>1953.12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2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29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3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31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32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3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34]/1000000))/256 *60" office:value-type="float" office:value="1953.125" calcext:value-type="float">
            <text:p>1953.12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35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36]/1000000))/256 *60" office:value-type="float" office:value="1953.125" calcext:value-type="float">
            <text:p>1953.12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37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38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1/([.A339]/1000000))/256 *60" office:value-type="float" office:value="2020.47413793103" calcext:value-type="float">
            <text:p>2020.474137931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4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41]/1000000))/256 *60" office:value-type="float" office:value="1953.125" calcext:value-type="float">
            <text:p>1953.12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4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43]/1000000))/256 *60" office:value-type="float" office:value="1953.125" calcext:value-type="float">
            <text:p>1953.12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44]/1000000))/256 *60" office:value-type="float" office:value="1953.125" calcext:value-type="float">
            <text:p>1953.12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45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4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47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348]/1000000))/256 *60" office:value-type="float" office:value="1953.125" calcext:value-type="float">
            <text:p>1953.12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49]/1000000))/256 *60" office:value-type="float" office:value="1831.0546875" calcext:value-type="float">
            <text:p>1831.0546875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5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51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52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53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5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55]/1000000))/256 *60" office:value-type="float" office:value="1831.0546875" calcext:value-type="float">
            <text:p>1831.0546875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56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57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58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5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6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6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6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69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7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2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3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4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5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6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378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79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8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8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8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383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8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8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8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87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8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8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9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91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9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93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9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9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39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39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39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399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0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0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0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0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0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0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0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0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0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0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14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1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2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2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22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2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2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25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2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2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2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29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3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3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3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433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3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3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3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437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3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39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44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4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4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4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5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5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45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53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5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55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5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57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58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59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6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61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62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63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6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65]/1000000))/256 *60" office:value-type="float" office:value="1831.0546875" calcext:value-type="float">
            <text:p>1831.0546875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66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67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68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6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7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71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7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73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7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75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7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7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78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47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8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81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82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8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84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85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8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87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8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8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94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96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498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49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0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01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0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0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0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05]/1000000))/256 *60" office:value-type="float" office:value="1831.0546875" calcext:value-type="float">
            <text:p>1831.0546875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0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07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08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09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1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2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1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4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15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6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1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8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19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20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21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2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23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24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25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26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2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2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2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3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1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2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3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4]/1000000))/256 *60" office:value-type="float" office:value="1831.0546875" calcext:value-type="float">
            <text:p>1831.0546875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5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6]/1000000))/256 *60" office:value-type="float" office:value="1831.0546875" calcext:value-type="float">
            <text:p>1831.0546875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7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8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39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40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41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4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4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44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4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46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47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4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4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0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1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2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3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5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5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6]/1000000))/256 *60" office:value-type="float" office:value="1831.0546875" calcext:value-type="float">
            <text:p>1831.0546875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7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58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5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6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61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6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63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6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6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6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6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56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56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74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7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79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58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8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82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8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8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85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8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8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88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8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59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91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92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9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59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95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59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597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59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59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0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0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0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0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0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05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0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0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08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0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1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1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1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1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14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15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16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1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1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619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20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21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22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23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24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25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26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627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628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29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0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631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32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3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1/([.A634]/1000000))/256 *60" office:value-type="float" office:value="1583.61486486486" calcext:value-type="float">
            <text:p>1583.614864864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5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6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7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8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39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40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1/([.A641]/1000000))/256 *60" office:value-type="float" office:value="1627.60416666667" calcext:value-type="float">
            <text:p>1627.6041666667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42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43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4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45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4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4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4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49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53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5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5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5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6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6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6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6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64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6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66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6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6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6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70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7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72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73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7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75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7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7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78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7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82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3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4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5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6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7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8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89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90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1/([.A691]/1000000))/256 *60" office:value-type="float" office:value="1723.34558823529" calcext:value-type="float">
            <text:p>1723.3455882353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9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93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9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95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9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1/([.A697]/1000000))/256 *60" office:value-type="float" office:value="1674.10714285714" calcext:value-type="float">
            <text:p>1674.107142857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9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699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00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01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0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03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04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05]/1000000))/256 *60" office:value-type="float" office:value="1831.0546875" calcext:value-type="float">
            <text:p>1831.0546875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06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07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0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09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1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11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1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13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14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15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16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17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18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1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1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2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25]/1000000))/256 *60" office:value-type="float" office:value="1831.0546875" calcext:value-type="float">
            <text:p>1831.0546875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27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2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30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31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32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3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34]/1000000))/256 *60" office:value-type="float" office:value="1831.0546875" calcext:value-type="float">
            <text:p>1831.0546875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735]/1000000))/256 *60" office:value-type="float" office:value="1953.125" calcext:value-type="float">
            <text:p>1953.12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3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37]/1000000))/256 *60" office:value-type="float" office:value="1831.0546875" calcext:value-type="float">
            <text:p>1831.0546875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3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39]/1000000))/256 *60" office:value-type="float" office:value="1831.0546875" calcext:value-type="float">
            <text:p>1831.0546875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4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41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4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43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4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45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46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47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4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49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0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51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2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3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4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5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6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5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58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5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6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61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62]/1000000))/256 *60" office:value-type="float" office:value="1831.0546875" calcext:value-type="float">
            <text:p>1831.0546875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63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6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65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6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1/([.A767]/1000000))/256 *60" office:value-type="float" office:value="1775.56818181818" calcext:value-type="float">
            <text:p>1775.5681818182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6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6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7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71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72]/1000000))/256 *60" office:value-type="float" office:value="1831.0546875" calcext:value-type="float">
            <text:p>1831.0546875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7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7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75]/1000000))/256 *60" office:value-type="float" office:value="1831.0546875" calcext:value-type="float">
            <text:p>1831.0546875</text:p>
          </table:table-cell>
          <table:table-cell table:number-columns-repeated="2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7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77]/1000000))/256 *60" office:value-type="float" office:value="1831.0546875" calcext:value-type="float">
            <text:p>1831.0546875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7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7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80]/1000000))/256 *60" office:value-type="float" office:value="1831.0546875" calcext:value-type="float">
            <text:p>1831.0546875</text:p>
          </table:table-cell>
          <table:table-cell table:number-columns-repeated="2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81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2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85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7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8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0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91]/1000000))/256 *60" office:value-type="float" office:value="1831.0546875" calcext:value-type="float">
            <text:p>1831.054687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1/([.A792]/1000000))/256 *60" office:value-type="float" office:value="1953.125" calcext:value-type="float">
            <text:p>1953.125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3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4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795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6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7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8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799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1/([.A800]/1000000))/256 *60" office:value-type="float" office:value="1831.0546875" calcext:value-type="float">
            <text:p>1831.0546875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1/([.A801]/1000000))/256 *60" office:value-type="float" office:value="1890.12096774194" calcext:value-type="float">
            <text:p>1890.1209677419</text:p>
          </table:table-cell>
          <table:table-cell table:number-columns-repeated="2" office:value-type="float" office:value="472" calcext:value-type="float">
            <text:p>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30:35.583453519</meta:creation-date>
    <dc:date>2018-05-24T16:53:51.829268640</dc:date>
    <meta:editing-duration>PT2M2S</meta:editing-duration>
    <meta:editing-cycles>1</meta:editing-cycles>
    <meta:document-statistic meta:table-count="1" meta:cell-count="320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998cm" svg:height="15.076cm" xlink:href=".." xlink:type="simple" chart:class="chart:line" chart:style-name="ch1">
        <chart:legend chart:legend-position="end" svg:x="19.735cm" svg:y="7.239cm" style:legend-expansion="high" chart:style-name="ch2"/>
        <chart:plot-area chart:style-name="ch3" table:cell-range-address="Sheet1.B1:Sheet1.B801" svg:x="0.439cm" svg:y="0.301cm" svg:width="18.857cm" svg:height="14.474cm">
          <chartooo:coordinate-region svg:x="1.431cm" svg:y="0.422cm" svg:width="17.865cm" svg:height="13.3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01" chart:class="chart:line">
            <chart:data-point chart:repeated="8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8049953095685">
                <text:p>4.58049953095685</text:p>
                <draw:g>
                  <svg:desc>Sheet1.B1:Sheet1.B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3251774098167">
                <text:p>17.3251774098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.971840659341">
                <text:p>160.9718406593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7.221659919028">
                <text:p>237.221659919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43567961165">
                <text:p>284.43567961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.821428571429">
                <text:p>334.82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6.2109375">
                <text:p>366.210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.485197368421">
                <text:p>385.48519736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.59693877551">
                <text:p>398.59693877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1.537769784173">
                <text:p>421.537769784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.027777777778">
                <text:p>434.027777777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7.691605839416">
                <text:p>427.6916058394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.836397058824">
                <text:p>430.836397058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7.763671875">
                <text:p>457.76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.721153846154">
                <text:p>450.721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.592391304348">
                <text:p>424.5923913043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8.526785714286">
                <text:p>418.5267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8.038079470199">
                <text:p>388.038079470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.278963414634">
                <text:p>357.278963414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.860778443114">
                <text:p>350.8607784431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.689814814815">
                <text:p>361.689814814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0.846518987342">
                <text:p>370.846518987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3.246644295302">
                <text:p>393.246644295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2.632042253521">
                <text:p>412.6320422535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7.266791044776">
                <text:p>437.2667910447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6.371951219512">
                <text:p>476.3719512195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9.510869565218">
                <text:p>509.510869565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7.605140186916">
                <text:p>547.605140186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3.401442307692">
                <text:p>563.40144230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6.776315789474">
                <text:p>616.776315789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3.887362637363">
                <text:p>643.8873626373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7.544642857143">
                <text:p>697.544642857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2.421875">
                <text:p>732.4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0.957792207792">
                <text:p>760.957792207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2.654109589041">
                <text:p>802.654109589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3.802083333333">
                <text:p>813.802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5.264084507042">
                <text:p>825.2640845070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7.053571428572">
                <text:p>837.053571428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9.184782608696">
                <text:p>849.184782608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1.672794117647">
                <text:p>861.672794117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7.784090909091">
                <text:p>887.7840909090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4.533582089552">
                <text:p>874.5335820895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1.442307692308">
                <text:p>901.442307692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5.52734375">
                <text:p>915.52734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0.059523809524">
                <text:p>930.0595238095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5.060483870968">
                <text:p>945.0604838709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.553278688525">
                <text:p>960.553278688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6.5625">
                <text:p>976.5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3.114406779661">
                <text:p>993.1144067796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65.34090909091">
                <text:p>1065.340909090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10.23706896552">
                <text:p>1010.23706896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7.96052631579">
                <text:p>1027.96052631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6.31696428571">
                <text:p>1046.316964285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85.06944444444">
                <text:p>1085.069444444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6.80288461538">
                <text:p>1126.80288461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1.875">
                <text:p>1171.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5.79081632653">
                <text:p>1195.790816326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6.67553191489">
                <text:p>1246.67553191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73.77717391304">
                <text:p>1273.77717391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02.08333333333">
                <text:p>1302.08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31.67613636364">
                <text:p>1331.676136363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62.64534883721">
                <text:p>1362.645348837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95.08928571429">
                <text:p>1395.08928571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9.11585365854">
                <text:p>1429.115853658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64.84375">
                <text:p>1464.843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1.94078947368">
                <text:p>1541.94078947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92.63392857143">
                <text:p>2092.633928571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20.47413793103">
                <text:p>2020.474137931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83.61486486486">
                <text:p>1583.6148648648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27.60416666667">
                <text:p>1627.6041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23.34558823529">
                <text:p>1723.345588235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74.10714285714">
                <text:p>1674.107142857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775.56818181818">
                <text:p>1775.568181818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90.12096774194">
                <text:p>1890.120967741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831.0546875">
                <text:p>1831.05468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890.12096774194">
                <text:p>1890.12096774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